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stroke-linejoin="round" draw:fill="none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1cm" svg:stroke-color="#1d1d1b" draw:stroke-linejoin="miter" svg:stroke-linecap="butt" draw:fill="none" fo:padding-top="0.005cm" fo:padding-bottom="0.005cm" fo:padding-left="0.005cm" fo:padding-right="0.0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3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cm"/>
      <style:paragraph-properties style:writing-mode="lr-tb"/>
    </style:style>
    <style:style style:name="gr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.15cm" fo:min-width="3.7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551cm" fo:min-width="3.7cm"/>
    </style:style>
    <style:style style:name="gr10" style:family="graphic" style:parent-style-name="standard">
      <style:graphic-properties draw:stroke="none" svg:stroke-color="#000000" draw:fill-color="#2a6099" draw:textarea-horizontal-align="justify" draw:textarea-vertical-align="middle" draw:auto-grow-height="false" fo:min-height="0.15cm" fo:min-width="3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text-properties style:font-name="Courier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Courier"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Courier"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urier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style:text-position="0% 100%"/>
    </style:style>
    <style:style style:name="P8" style:family="paragraph">
      <loext:graphic-properties draw:fill-color="#ff0000"/>
      <style:paragraph-properties fo:text-align="center"/>
      <style:text-properties style:text-position="0% 100%"/>
    </style:style>
    <style:style style:name="P9" style:family="paragraph">
      <loext:graphic-properties draw:fill-color="#2a6099"/>
      <style:paragraph-properties fo:text-align="center"/>
      <style:text-properties style:text-position="0% 100%"/>
    </style:style>
    <style:style style:name="T1" style:family="text">
      <style:text-properties style:font-name="Courie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72cm" svg:y1="3.43cm" svg:x2="7.07cm" svg:y2="3.43cm">
          <text:p/>
        </draw:line>
        <draw:custom-shape draw:style-name="gr2" draw:text-style-name="P1" draw:layer="layout" svg:width="1.5cm" svg:height="1.5cm" svg:x="5.42cm" svg:y="1.72cm">
          <text:p/>
          <draw:enhanced-geometry svg:viewBox="0 0 21600 21600" draw:type="rectangle" draw:enhanced-path="M 0 0 L 21600 0 21600 21600 0 21600 0 0 Z N"/>
        </draw:custom-shape>
        <draw:path draw:style-name="gr3" draw:text-style-name="P2" draw:layer="layout" svg:width="6.35cm" svg:height="3.81cm" svg:x="0.722cm" svg:y="1.516cm" svg:viewBox="0 0 6351 3811" svg:d="M200 0c0 0-200 0-200 199v3412c0 0 0 200 200 200h5950c0 0 201 0 201-200v-3412c0 0 0-199-201-199z">
          <text:p/>
        </draw:path>
        <draw:frame draw:style-name="gr4" draw:text-style-name="P4" draw:layer="layout" svg:width="4.5cm" svg:height="0.649cm" svg:x="0.72cm" svg:y="3.59cm">
          <draw:text-box>
            <text:p text:style-name="P3"><text:span text:style-name="T1">XXXXXXXXXXXXXXXXXX</text:span></text:p>
          </draw:text-box>
        </draw:frame>
        <draw:frame draw:style-name="gr5" draw:text-style-name="P6" draw:layer="layout" svg:width="4.5cm" svg:height="0.649cm" svg:x="0.72cm" svg:y="3.945cm">
          <draw:text-box>
            <text:p text:style-name="P5"><text:span text:style-name="T1">XXXXXXXXXXXXXXXXXX</text:span></text:p>
          </draw:text-box>
        </draw:frame>
        <draw:custom-shape draw:style-name="gr2" draw:text-style-name="P1" draw:layer="layout" svg:width="1.5cm" svg:height="1.5cm" svg:x="5.42cm" svg:y="3.6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5cm" svg:height="0.685cm" svg:x="0.72cm" svg:y="4.655cm">
          <draw:text-box>
            <text:p text:style-name="P5"><text:span text:style-name="T1">XXXXXXXXXXXXXXXXXX</text:span></text:p>
          </draw:text-box>
        </draw:frame>
        <draw:frame draw:style-name="gr7" draw:text-style-name="P6" draw:layer="layout" svg:width="4.5cm" svg:height="0.649cm" svg:x="0.72cm" svg:y="4.3cm">
          <draw:text-box>
            <text:p text:style-name="P5"><text:span text:style-name="T1">XXXXXXXXXXXXXXXXXX</text:span></text:p>
          </draw:text-box>
        </draw:frame>
        <draw:custom-shape draw:style-name="gr8" draw:text-style-name="P7" draw:layer="layout" svg:width="4.2cm" svg:height="0.4cm" svg:x="0.87cm" svg:y="1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2cm" svg:height="0.801cm" svg:x="0.87cm" svg:y="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4.2cm" svg:height="0.4cm" svg:x="0.87cm" svg:y="2.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2cm" fo:margin-bottom="0cm" fo:margin-left="0.72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5T12:10:16.787123052</meta:creation-date>
    <meta:print-date>2021-05-05T13:57:17.050210827</meta:print-date>
    <dc:date>2021-05-05T21:51:59.635207071</dc:date>
    <meta:editing-duration>PT1H13M44S</meta:editing-duration>
    <meta:editing-cycles>11</meta:editing-cycles>
    <meta:generator>LibreOffice/7.1.1.2$Linux_X86_64 LibreOffice_project/10$Build-2</meta:generator>
    <meta:document-statistic meta:object-count="11"/>
  </office:meta>
</office:document-meta>
</file>